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4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" style:parent-style-name="Tipodeletrapredefinidodoparágrafo" style:family="text">
      <style:text-properties style:font-name="Times New Roman" style:font-name-complex="Times New Roman" fo:font-weight="bold" style:font-weight-asian="bold" style:font-weight-complex="bold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27" style:parent-style-name="Tipodeletrapredefinidodoparágrafo" style:family="text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Standard" style:family="paragraph">
      <style:text-properties style:font-name="Times New Roman" style:font-name-complex="Times New Roman"/>
    </style:style>
    <style:style style:name="P79" style:parent-style-name="Standard" style:family="paragraph">
      <style:text-properties style:font-name="Times New Roman" style:font-name-complex="Times New Roman"/>
    </style:style>
    <style:style style:name="P80" style:parent-style-name="Standard" style:family="paragraph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9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9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9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2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Tipodeletrapredefinidodoparágrafo" style:family="text"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/>
    </style:style>
  </office:automatic-styles>
  <office:body>
    <office:text text:use-soft-page-breaks="true">
      <text:p text:style-name="P1"/>
      <text:p text:style-name="P2">Programa C, Semana 2</text:p>
      <text:p text:style-name="P3"/>
      <text:p text:style-name="Standard"><text:span text:style-name="T4">Requisito</text:span><text:span text:style-name="T5">:</text:span></text:p>
      <text:p text:style-name="P6">Dado o número de jogadas e depois quais a jogadas efetuadas pelo inzel e pelo cmd escrever o número de vitorias do inzel do cmd e o número de empates considerando que as jogadas são da pedra, papel tesoura e a tabela é esta:</text:p>
      <text:p text:style-name="P7">Pedra<text:s/><text:tab/>@<text:s/><text:tab/><text:s/>*</text:p>
      <text:p text:style-name="P8">Papel<text:s/><text:tab/>|<text:s/><text:tab/><text:s/>-</text:p>
      <text:p text:style-name="P9">Tesoura<text:s/><text:tab/>X<text:s/><text:tab/><text:s/>+</text:p>
      <text:p text:style-name="P10"><text:s text:c="12"/>INZEL <text:s text:c="2"/>CMD</text:p>
      <text:p text:style-name="P11"/>
      <text:p text:style-name="P12">Recebe-se primeiro um inteiro N que dita quantas jogadas se irão efetuar, de seguida serão efetuadas N linhas onde cada linha é uma jogada. Efetivamente, primeiro a jogada do robot INZEL e a segundo CMD. Como resultado o programa imprime 1 linha com o número de jogadas ganhas pelo CMD e pelo INZEL, e o número de empates, respetivamente. Com isto pretendemos ler as jogadas dos dois robôs e que conte quantas jogadas ganhou cada um.</text:p>
      <text:p text:style-name="P13"/>
      <text:p text:style-name="P14"/>
      <text:p text:style-name="P15">Modelo de Alto Nível:</text:p>
      <text:p text:style-name="P16"/>
      <text:p text:style-name="P17">Passo 1:</text:p>
      <text:p text:style-name="P18"/>
      <text:p text:style-name="P19">Criação das variáveis vinzel, empate e vcmd, ambas com valor inicial zero;</text:p>
      <text:p text:style-name="P20"/>
      <text:p text:style-name="P21">Passo 2:<text:s/></text:p>
      <text:p text:style-name="P22"/>
      <text:p text:style-name="P23">É usado o scanf para ler o valor de “n” do usuário, cria-se ainda um array de caracteres “inzel” e “cmd” de tamanho “n”;</text:p>
      <text:p text:style-name="P24"/>
      <text:p text:style-name="P25">Passo 3:<text:s/></text:p>
      <text:p text:style-name="P26"/>
      <text:p text:style-name="Standard"><text:span text:style-name="T27">Foi criada um loop for que percorre os caracteres de inzel e cm;</text:span></text:p>
      <text:p text:style-name="P28"/>
      <text:p text:style-name="P29">Passo 4:</text:p>
      <text:p text:style-name="P30"/>
      <text:p text:style-name="P31">A função scanf é usada para ler os valores dos caracteres INZEL e CMD do usuário e o espaço antes do “%c” é usado para ignorar quaisquer caracteres de espaço em branco, como novas linhas ou espaços.</text:p>
      <text:p text:style-name="P32"/>
      <text:p text:style-name="P33">Passo 5:</text:p>
      <text:p text:style-name="P34"/>
      <text:p text:style-name="P35">Foram declarados vários ifs para cada caso possível de vencimento e empate.</text:p>
      <text:p text:style-name="P36"/>
      <text:p text:style-name="P37">Comparar a jogada do inzel com a do CMD para concluir qual será o vencedor daquela jogada ou se a jogada foi um empate.</text:p>
      <text:p text:style-name="P38">(Como?)</text:p>
      <text:p text:style-name="P39">Se for vitoria do CMD</text:p>
      <text:p text:style-name="P40"><text:tab/>(Como?)</text:p>
      <text:p text:style-name="P41"><text:s/><text:tab/>SE (jogada do inzel = @ <text:s/>E jogada do cmd = -)</text:p>
      <text:soft-page-break/>
      <text:p text:style-name="P42"><text:tab/>OU (jogada do inzel = X E jogada do cmd = *)</text:p>
      <text:p text:style-name="P43"><text:tab/>OU (jogada do inzel = | E jogada do cmd = +)</text:p>
      <text:p text:style-name="P44"><text:tab/>ENTAO <text:s/></text:p>
      <text:p text:style-name="P45"><text:tab/>Vitoria do cmd (vcmd) =+1;</text:p>
      <text:p text:style-name="P46">(Como?)</text:p>
      <text:p text:style-name="P47">Se for vitoria do INZEL</text:p>
      <text:p text:style-name="P48"><text:tab/>(Como?)</text:p>
      <text:p text:style-name="P49"><text:s/><text:tab/>SE (jogada do inzel = @ <text:s/>E jogada do cmd = +)</text:p>
      <text:p text:style-name="P50"><text:s text:c="7"/><text:tab/>OU (jogada do inzel = X E jogada do cmd = -)</text:p>
      <text:p text:style-name="P51"><text:tab/>OU (jogada do inzel = | E jogada do cmd = *)</text:p>
      <text:p text:style-name="P52"><text:tab/>ENTAO <text:s/></text:p>
      <text:p text:style-name="P53"><text:tab/>Vitorias do inzel (vinzel) =+1;</text:p>
      <text:p text:style-name="P54">(Como?)</text:p>
      <text:p text:style-name="P55">Se for Empate</text:p>
      <text:p text:style-name="P56"><text:tab/>(Como?)</text:p>
      <text:p text:style-name="P57"><text:s/><text:tab/>SE (jogada do inzel = @ <text:s/>E jogada do cmd = -)</text:p>
      <text:p text:style-name="P58"><text:s text:c="7"/><text:tab/>OU (jogada do inzel = X E jogada do cmd = *)</text:p>
      <text:p text:style-name="P59"><text:tab/>OU (jogada do inzel = | E jogada do cmd = +)</text:p>
      <text:p text:style-name="P60"><text:tab/>ENTAO <text:s/></text:p>
      <text:p text:style-name="P61"><text:tab/>empate=+1;</text:p>
      <text:p text:style-name="P62"/>
      <text:p text:style-name="P63">3º-</text:p>
      <text:p text:style-name="P64">Escrever o número de vitorias do inzel o número de vitorias do Cmd e o número de empates, através do:<text:s/></text:p>
      <text:p text:style-name="P65">printf("%d %d %d\n",b,c,d);</text:p>
      <text:p text:style-name="P66"/>
      <text:p text:style-name="P67"/>
      <text:p text:style-name="P68">Cenários</text:p>
      <text:p text:style-name="P69"/>
      <text:p text:style-name="P70">Cenário#1 valido input: 9</text:p>
      <text:p text:style-name="P71"><text:tab/><text:tab/><text:tab/><text:tab/>@*</text:p>
      <text:p text:style-name="P72"><text:tab/><text:tab/><text:tab/><text:tab/>@-</text:p>
      <text:p text:style-name="P73"><text:tab/><text:tab/><text:tab/><text:tab/>@+ <text:s text:c="8"/></text:p>
      <text:p text:style-name="P74"><text:tab/><text:tab/><text:tab/><text:tab/><text:s/>| *</text:p>
      <text:p text:style-name="P75"><text:tab/><text:tab/><text:tab/><text:tab/><text:s/>| <text:s/>-</text:p>
      <text:p text:style-name="P76"><text:tab/><text:tab/><text:tab/><text:tab/><text:s/>| +</text:p>
      <text:p text:style-name="P77"><text:tab/><text:tab/><text:tab/><text:tab/>X*</text:p>
      <text:p text:style-name="P78"><text:tab/><text:tab/><text:tab/><text:tab/>X-</text:p>
      <text:p text:style-name="P79"><text:tab/><text:tab/><text:tab/><text:tab/>X+</text:p>
      <text:p text:style-name="P80">output: 3 3 3</text:p>
      <text:p text:style-name="P81">Cenário#2 valido input: 5</text:p>
      <text:p text:style-name="P82"><text:tab/><text:tab/><text:tab/><text:tab/>@* <text:s text:c="8"/></text:p>
      <text:p text:style-name="P83"><text:tab/><text:tab/><text:tab/><text:tab/><text:s/>* |</text:p>
      <text:p text:style-name="P84"><text:tab/><text:tab/><text:tab/><text:tab/><text:s/>| <text:s/>-</text:p>
      <text:p text:style-name="P85"><text:tab/><text:tab/><text:tab/><text:tab/>X*</text:p>
      <text:p text:style-name="P86"><text:tab/><text:tab/><text:tab/><text:tab/>X+</text:p>
      <text:p text:style-name="P87">output: 1 3 1</text:p>
      <text:p text:style-name="P88">Cenário#3 invalido (input: a b c d e f output erro)<text:line-break/>Cenário#4 invalido (input: 1.1 2.2 3.3 4.4 5.5 output erro)<text:line-break/>Cenário#5 invalido (input: 1 2 3 4 output erro)<text:line-break/>Cenário#6 invalido (input: “queijo” <text:s/>output erro)</text:p>
      <text:p text:style-name="P89">Cenário#7 invalido (input: -1 2 4 <text:s/>output erro)</text:p>
      <text:p text:style-name="P90"/>
      <text:p text:style-name="P91"/>
      <text:p text:style-name="P92">Código<text:s/></text:p>
      <text:p text:style-name="P93"><text:bookmark-start text:name="_Hlk135145450"/></text:p>
      <text:p text:style-name="P94"><text:bookmark-end text:name="_Hlk135145450"/>int main () {</text:p>
      <text:p text:style-name="P95"><text:tab/>int n;</text:p>
      <text:p text:style-name="P96"><text:tab/>int vinzel = 0;</text:p>
      <text:p text:style-name="P97"><text:tab/>int vcmd = 0;</text:p>
      <text:p text:style-name="P98"><text:tab/>int empate = 0;</text:p>
      <text:p text:style-name="P99"><text:tab/>if (scanf("%d",&amp;n)) {};</text:p>
      <text:p text:style-name="P100"><text:s text:c="12"/>char inzel[n];</text:p>
      <text:p text:style-name="P101"><text:s text:c="12"/>char cmd[n];</text:p>
      <text:p text:style-name="P102"/>
      <text:p text:style-name="P103">for (int i = 0; i &lt; n; i++) {</text:p>
      <text:p text:style-name="P104"/>
      <text:p text:style-name="P105">if (scanf(" %c %c", &amp;inzel[i],&amp;cmd[i])) {};</text:p>
      <text:p text:style-name="P106"/>
      <text:p text:style-name="P107">if ((inzel[i] == '@' &amp;&amp; cmd[i] == '+') || (inzel[i]== '|' &amp;&amp; cmd[i] == '*') || (inzel[i]== 'X' &amp;&amp; cmd[i] == '-')) {</text:p>
      <text:p text:style-name="P108"/>
      <text:p text:style-name="P109">vinzel++;}</text:p>
      <text:p text:style-name="P110"/>
      <text:p text:style-name="P111">if ((inzel[i] == '@' &amp;&amp; cmd[i] == '-') || (inzel[i] == '|' &amp;&amp; cmd[i] == '+') || (inzel[i] == 'X' &amp;&amp; cmd[i] == '*')) {</text:p>
      <text:p text:style-name="P112"/>
      <text:p text:style-name="P113">vcmd++;}</text:p>
      <text:p text:style-name="P114"/>
      <text:p text:style-name="P115">if ((inzel[i] == '@' &amp;&amp; cmd[i] == '*') || (inzel[i] == '|' &amp;&amp; cmd[i] == '-') || (inzel[i] == 'X' &amp;&amp; cmd[i] == '+')) {</text:p>
      <text:p text:style-name="P116"/>
      <text:p text:style-name="P117">empate++;}</text:p>
      <text:p text:style-name="P118"><text:s text:c="5"/>}</text:p>
      <text:p text:style-name="P119"/>
      <text:p text:style-name="P120"><text:s text:c="4"/>printf("%d %d %d\n",b,c,d);</text:p>
      <text:p text:style-name="P121"/>
      <text:p text:style-name="P122"><text:s text:c="6"/>return 0;</text:p>
      <text:p text:style-name="P123"><text:span text:style-name="T12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ljs-keyword" style:display-name="hljs-keyword" style:family="text" style:parent-style-name="Tipodeletrapredefinidodoparágrafo"/>
    <style:style style:name="hljs-number" style:display-name="hljs-number" style:family="text" style:parent-style-name="Tipodeletrapredefinidodoparágrafo"/>
    <style:style style:name="hljs-string" style:display-name="hljs-string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uarda Mafalda Martins Vieira</dc:creator>
    <meta:creation-date>2023-04-18T17:29:00Z</meta:creation-date>
    <dc:date>2023-05-19T16:11:00Z</dc:date>
    <meta:template xlink:href="Normal" xlink:type="simple"/>
    <meta:editing-cycles>21</meta:editing-cycles>
    <meta:editing-duration>PT9120S</meta:editing-duration>
    <meta:document-statistic meta:page-count="3" meta:paragraph-count="6" meta:word-count="537" meta:character-count="3433" meta:row-count="24" meta:non-whitespace-character-count="2902"/>
  </office:meta>
</office:document-meta>
</file>